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style:font-name="Times New Roman1" style:font-name-asian="NSimSun" style:font-name-complex="Courier New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gentPlanner – agentowy system zarządzania planem zajęć</text:p>
      <text:p text:style-name="P1"/>
      <text:p text:style-name="P5">Cel pracy</text:p>
      <text:p text:style-name="P1"><text:tab/>Tworzenie planu zajęć jest jednym z ciekawszych problemów informatycznych. Nie tylko istnieje bardzo wiele możliwych metod rozwiązywania tego zagadnienia, ale powstał nawet międzynarodowy konkurs: International Timetabling Competition: http://www.utwente.nl/ctit/itc2011/. Ponadto, zagadnienie tworzenia planu zajęć jest tylko przypadkiem szczególnym szerokiej klasy NP kompletnych problemów optymalizacyjnych.</text:p>
      <text:p text:style-name="P1"><text:tab/>Jednakże w przypadku planowania zajęć (np. dla uczelni wyższej) istnieje jeszcze jeden istotny aspekt tego zagadnienia. Nawet najidealniejszy plan zajęć ulega w trakcie semestru modyfikacjom spowodowanym np. przez chorobę wykładowcy, awarie techniczne, katastrofalne zjawiska pogodowe, etc. W tej sytuacji konieczną jest adaptacja planu zajęć do zmienionych kryteriów (dokonywana w pewnym momencie czasowym jego wykonania). Studia literaturowe wskazują, że jednym z bardziej skutecznych metod adaptacji harmonogramów jest zastosowanie systemów agentowych (przykłady pochodzą tak z zarządzania produkcją jak i z logistyki). </text:p>
      <text:p text:style-name="P1"><text:tab/>Tak więc, celem pracy magisterskiej będzie stworzenie agentowego systemu planowania zajęć (system AgentPlanner). Oczekuje się, że z jednej strony system ten będzie w stanie przygotować dobrej jakości wstępny plan zajęć, z drugiej strony będzie pomocny w adaptacyjnej modyfikacji planów zajęć wymuszanej przez „zmiany w świecie”.</text:p>
      <text:p text:style-name="P1"/>
      <text:p text:style-name="P1"/>
      <text:p text:style-name="P1"/>
      <text:p text:style-name="P1"><text:span text:style-name="T2">Konspekt pracy:</text:span></text:p>
      <text:p text:style-name="P1"><text:span text:style-name="T2"/></text:p>
      <text:p text:style-name="P4">1. Wstęp</text:p>
      <text:p text:style-name="P1"><text:tab/>Przedstawienie tematu, omówienie istniejących podejść do jego rozwiązania. Adaptacyjność harmonogramów i zastosowanie agentów programowych jako podejścia do optymalizacji w takich sytuacjach.</text:p>
      <text:p text:style-name="P1"/>
      <text:p text:style-name="P4">2. Analiza wymagań.</text:p>
      <text:p text:style-name="P1"><text:tab/>Rozdział będzie poświęcony opisowi wszystkich wytycznych, na podstawie których będzie budowany i zarządzany plan. Tu omówione też będą dane, na których będzie testowany system i opis badanych scenariuszy, które mogą wpływać na nagłe zmiany. Przedstawione zostaną również ograniczenia funkcjonalności wstępnego prototypu.</text:p>
      <text:p text:style-name="P1"/>
      <text:p text:style-name="P4">3. Analiza techniczna.</text:p>
      <text:p text:style-name="P1"><text:tab/>Przedstawienie ogólnej architektury systemu, ze szczególnym uwzględnieniem zastosowanych technologii oraz oszacowanie i opis potrzebnych do jego produkcji zasobów (zarówno sprzętowych jak i oprogramowania).</text:p>
      <text:p text:style-name="P1"/>
      <text:p text:style-name="P4">4. Projektowanie, oraz implementacja systemu.</text:p>
      <text:p text:style-name="P1"><text:tab/>Dokładny opis architektury systemu i szczegóły związane z implementacją.</text:p>
      <text:p text:style-name="P1"/>
      <text:p text:style-name="P4">5. Rozszerzalność systemu.</text:p>
      <text:p text:style-name="P1"><text:tab/>Rozważania nad rozszerzalnością systemu, związanych z nią ograniczeniach, możliwościami, stopniem skomplikowania.</text:p>
      <text:p text:style-name="P1"/>
      <text:p text:style-name="P4"><text:soft-page-break/>6. Testowanie systemu i analiza otrzymanych wyników.</text:p>
      <text:p text:style-name="P1"><text:tab/>Układanie planu, wprowadzenie szeregu scenariuszy, mających na celu zbadanie skuteczności występowania zdarzeń online oraz omówienie efektów gotowego systemu.</text:p>
      <text:p text:style-name="P1"/>
      <text:p text:style-name="P4">7. Podsumowanie.</text:p>
      <text:p text:style-name="P1"><text:tab/>Omówienie efektów zastosowania systemu oraz skonfrontowanie ich z oczekiwaniami przedstawionymi we wstępie.</text:p>
      <text:p text:style-name="P1"/>
      <text:p text:style-name="P1"/>
      <text:p text:style-name="P2">Bibliografia</text:p>
      <text:p text:style-name="P1">1. Maria Ganzha, Marcin Paprzycki, Henryk Sroka, „Rozwój informatycznych systemów wieloagentowych w środowiskach społeczno – gospodarczych”, Kwiecień 2008</text:p>
      <text:p text:style-name="P1">2. Steve Munroe, Tim Miller, Roxana A. Belecheanu, Michal P<text:span text:style-name="T1">ě</text:span>chou<text:span text:style-name="T1">č</text:span>ek, Peter McBurney, and Michael Luck, „Crossing the Agent Technology Chasm: Lessons, Experiences and Challenges in Commercial Applications of Agents”, July 24, 2006</text:p>
      <text:p text:style-name="P1">3. Marcin Paprzycki, „<text:bookmark text:name="section-Agenci_programowi_jako_metodologia_tworzenia_oprogramowania-Agenciprogramowijakometodologiatworzeniaoprogramowania"/>Agenci programowi jako metodologia tworzenia oprogramowania”, [W:] Zbigniew Huzar, Zygmunt Mazur, „Problemy i metody inżynierii oprogramowania”, 2003</text:p>
      <text:p text:style-name="P1">4. Tomasz Babczyński, Zofia Kruczkiewicz, Jan Magott, „Ocena wydajności systemów wieloagentowych”, [W:] Zbigniew Huzar, Zygmunt Mazur, „Problemy i metody inżynierii oprogramowania”, 20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18:27:59</dc:date>
    <meta:generator>LibreOffice/3.4$Unix LibreOffice_project/340m1$Build-402</meta:generator>
    <meta:editing-duration>PT1H24M23S</meta:editing-duration>
    <meta:editing-cycles>9</meta:editing-cycles>
    <dc:creator>Rufus </dc:creator>
    <meta:document-statistic meta:table-count="0" meta:image-count="0" meta:object-count="0" meta:page-count="2" meta:paragraph-count="25" meta:word-count="432" meta:character-count="3560" meta:non-whitespace-character-count="3140"/>
  </office:meta>
</office:document-meta>
</file>